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f763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paragraph-rsid="000accb7" style:font-size-asian="16pt" style:font-size-complex="16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ecc5e" officeooo:paragraph-rsid="0007f763" style:font-size-asian="12pt" style:font-size-complex="12pt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1pt" fo:letter-spacing="normal" fo:font-style="normal" style:text-underline-style="solid" style:text-underline-width="auto" style:text-underline-color="font-color" fo:font-weight="normal" officeooo:rsid="000ecc5e" officeooo:paragraph-rsid="0007f763" style:font-size-asian="11pt" style:font-size-complex="11pt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1pt" fo:letter-spacing="normal" fo:font-style="normal" fo:font-weight="normal" officeooo:rsid="000ecc5e" officeooo:paragraph-rsid="0007f763" style:font-size-asian="11pt" style:font-size-complex="11pt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size="11pt" officeooo:rsid="000ecc5e" officeooo:paragraph-rsid="0007f763" style:font-size-asian="11pt" style:font-size-complex="11pt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officeooo:rsid="0007f763"/>
    </style:style>
    <style:style style:name="T2" style:family="text">
      <style:text-properties officeooo:rsid="000c05fb"/>
    </style:style>
    <style:style style:name="T3" style:family="text">
      <style:text-properties fo:font-variant="normal" fo:text-transform="none" fo:color="#000000" style:font-name="Times New Roman" fo:letter-spacing="normal" fo:font-style="normal"/>
    </style:style>
    <style:style style:name="T4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pan text:style-name="T2">Lab2 </text:span><text:span text:style-name="T3">Parallel and distributed programming</text:span></text:p>
      <text:p text:style-name="P2"><text:span text:style-name="T3"/></text:p>
      <text:p text:style-name="Text_20_body"><text:span text:style-name="T4">Divide a simple task between threads. The task can easily be divided in sub-tasks requiring no cooperation at all. See the effects of false sharing, and the costs of creating threads and of switching between threads.</text:span></text:p>
      <text:p text:style-name="P8">Requirement: write two problems: one for computing the sum of two matrices, the other for computing the product of two matrices.</text:p>
      <text:p text:style-name="P8">Divide the task between a configured number of threads (going from 1 to the number of elements in the resulting matrix). See the effects on the execution time.</text:p>
      <text:p text:style-name="P3"/>
      <text:p text:style-name="P3">Multiplication of matrix (160 x 160 ) using threads</text:p>
      <text:p text:style-name="Standard">------------------------------</text:p>
      <text:p text:style-name="P1">| <text:s text:c="4"/>Threads<text:tab/>| Time <text:s text:c="4"/><text:span text:style-name="T1">|</text:span></text:p>
      <text:p text:style-name="P1"><text:span text:style-name="T1">|</text:span><text:tab/><text:tab/><text:span text:style-name="T1">| </text:span>(ms) <text:s text:c="5"/>|</text:p>
      <text:p text:style-name="Standard">------------------------------</text:p>
      <text:p text:style-name="Standard">|<text:tab/>1<text:tab/>| 157 651 |</text:p>
      <text:p text:style-name="Standard">|<text:tab/>2<text:tab/>| 78 966 <text:s text:c="2"/>|</text:p>
      <text:p text:style-name="Standard">|<text:tab/>4<text:tab/>| 48 136 <text:s text:c="2"/>|</text:p>
      <text:p text:style-name="Standard">|<text:tab/>6<text:tab/>| 33 694 <text:s text:c="2"/>|</text:p>
      <text:p text:style-name="Standard">|<text:tab/>8<text:tab/>| 27 619 <text:s text:c="2"/>|</text:p>
      <text:p text:style-name="Standard">|<text:tab/>16<text:tab/>| 38 649 <text:s text:c="2"/>|</text:p>
      <text:p text:style-name="Standard">------------------------------</text:p>
      <text:p text:style-name="Standard"/>
      <text:p text:style-name="P3">More than 8 threads are clutching and performance does not increase.</text:p>
      <text:p text:style-name="P3"/>
      <text:p text:style-name="P5">Laptop sepc:</text:p>
      <text:p text:style-name="P4"><text:span text:style-name="T4"><text:tab/>Processor:</text:span><text:a xlink:type="simple" xlink:href="https://ark.intel.com/products/122589/Intel-Core-i7-8550U-Processor-8M-Cache-up-to-4-00-GHz-" text:style-name="Internet_20_link" text:visited-style-name="Visited_20_Internet_20_Link"><text:span text:style-name="T4">Intel® Core™ i7-8550U Processor</text:span></text:a><text:span text:style-name="T4"> #of cores:4 #of threads:8</text:span></text:p>
      <text:p text:style-name="P6"><text:tab/>Max Turbo Frequency :4.00Ghz Processor Base Frequency: 1.8 Ghz Cache:8MB</text:p>
      <text:p text:style-name="P7"><text:tab/>RAM: 8GB 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4:54:21.897000000</meta:creation-date>
    <dc:date>2018-10-21T17:46:08.054000000</dc:date>
    <meta:editing-duration>PT2H51M45S</meta:editing-duration>
    <meta:editing-cycles>4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21" meta:word-count="181" meta:character-count="1057" meta:non-whitespace-character-count="870"/>
  </office:meta>
</office:document-meta>
</file>